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ProviderEndpoint.getProxy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ProviderEndpoint.getProxy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.on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handleException( SmxHttpExchange httpExchange , MessageExchange exchange , Throwable 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ProviderEndpoint.setExpectGzippedResponse( boolean expectGzipped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Marshaler( HttpProvider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getProxy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get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HttpProvid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ProxyPort( int prox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ProxyHost( String proxy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process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ProviderEndpoin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getClientSo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ProxyUsername( String proxy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GzipRequest( boolean gzip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ProxyPassword( String proxy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handle( SmxHttpExchange httpExchange ,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change.Exchange( MessageExchange jbi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isGzi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ManagedHttpClient.getSSL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ProviderEndpoint.HttpProvid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isExpectGzippe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getProx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change.on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LocationURI(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ManagedHttpClient.getStrictSSLCont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HttpProviderEndpoint.HttpProvid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ClientSoTimeout( int clien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setSsl( SslParameters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viderEndpoint.getConnectionPoo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xchange.onConnectionFailed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